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ashed_20__28_var_29_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48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="Circle" draw:marker-start-width="0.459cm" draw:marker-end="Extrémités_20_de_20_flèche_20_1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32cm"/>
      <style:paragraph-properties style:writing-mode="lr-tb"/>
    </style:style>
    <style:style style:name="gr8" style:family="graphic" style:parent-style-name="objectwithoutfill">
      <style:graphic-properties svg:stroke-width="0.106cm" svg:stroke-color="#55308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589cm"/>
      <style:paragraph-properties style:writing-mode="lr-tb"/>
    </style:style>
    <style:style style:name="gr10" style:family="graphic" style:parent-style-name="standard">
      <style:graphic-properties svg:stroke-width="0.106cm" svg:stroke-color="#55308d" draw:marker-start="Circle" draw:marker-start-width="0.459cm" draw:marker-end="Extrémités_20_de_20_flèche_20_2" draw:marker-end-width="0.4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93cm"/>
      <style:paragraph-properties style:writing-mode="lr-tb"/>
    </style:style>
    <style:style style:name="gr13" style:family="graphic" style:parent-style-name="standard">
      <style:graphic-properties svg:stroke-width="0.106cm" svg:stroke-color="#55308d" draw:marker-start="Circle" draw:marker-start-width="0.459cm" draw:marker-end="Extrémités_20_de_20_flèche_20_1" draw:marker-end-width="0.4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 style:font-name="Comic Sans MS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55308d" loext:opacity="100%" style:font-name="Comic Sans MS" fo:font-size="12pt" style:font-size-asian="12pt" style:font-size-complex="12pt"/>
    </style:style>
    <style:style style:name="P6" style:family="paragraph">
      <style:paragraph-properties fo:text-align="center"/>
      <style:text-properties fo:color="#55308d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55308d" loext:opacity="100%" style:font-name="Comic Sans MS"/>
    </style:style>
    <style:style style:name="T1" style:family="text">
      <style:text-properties style:font-name="Comic Sans MS" fo:language="en" fo:country="US"/>
    </style:style>
    <style:style style:name="T2" style:family="text">
      <style:text-properties fo:color="#ff0000" loext:opacity="100%" style:font-name="Comic Sans MS" fo:language="en" fo:country="US"/>
    </style:style>
    <style:style style:name="T3" style:family="text">
      <style:text-properties fo:color="#55308d" loext:opacity="100%" style:font-name="Comic Sans MS" fo:font-size="12pt" fo:language="en" fo:country="US" style:font-size-asian="12pt" style:font-size-complex="12pt"/>
    </style:style>
    <style:style style:name="T4" style:family="text">
      <style:text-properties fo:color="#55308d" loext:opacity="100%" style:font-name="Comic Sans MS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5cm" svg:y1="5.9cm" svg:x2="6.75cm" svg:y2="17.9cm">
          <text:p/>
        </draw:line>
        <draw:line draw:style-name="gr1" draw:text-style-name="P1" draw:layer="layout" svg:x1="18.7cm" svg:y1="5.9cm" svg:x2="18.7cm" svg:y2="17.9cm">
          <text:p/>
        </draw:line>
        <draw:line draw:style-name="gr1" draw:text-style-name="P1" draw:layer="layout" svg:x1="18.7cm" svg:y1="5.95cm" svg:x2="6.7cm" svg:y2="5.95cm">
          <text:p/>
        </draw:line>
        <draw:line draw:style-name="gr1" draw:text-style-name="P1" draw:layer="layout" svg:x1="18.7cm" svg:y1="17.851cm" svg:x2="6.7cm" svg:y2="17.851cm">
          <text:p/>
        </draw:line>
        <draw:line draw:style-name="gr1" draw:text-style-name="P1" draw:layer="layout" svg:x1="6.72cm" svg:y1="5.95cm" svg:x2="10.97cm" svg:y2="2.7cm">
          <text:p/>
        </draw:line>
        <draw:line draw:style-name="gr1" draw:text-style-name="P1" draw:layer="layout" svg:x1="18.72cm" svg:y1="5.95cm" svg:x2="22.97cm" svg:y2="2.7cm">
          <text:p/>
        </draw:line>
        <draw:line draw:style-name="gr1" draw:text-style-name="P1" draw:layer="layout" svg:x1="22.95cm" svg:y1="2.7cm" svg:x2="10.95cm" svg:y2="2.7cm">
          <text:p/>
        </draw:line>
        <draw:line draw:style-name="gr1" draw:text-style-name="P1" draw:layer="layout" svg:x1="22.95cm" svg:y1="2.65cm" svg:x2="22.95cm" svg:y2="14.65cm">
          <text:p/>
        </draw:line>
        <draw:line draw:style-name="gr1" draw:text-style-name="P1" draw:layer="layout" svg:x1="18.72cm" svg:y1="17.85cm" svg:x2="22.97cm" svg:y2="14.6cm">
          <text:p/>
        </draw:line>
        <draw:line draw:style-name="gr2" draw:text-style-name="P1" draw:layer="layout" svg:x1="6.72cm" svg:y1="17.85cm" svg:x2="10.97cm" svg:y2="14.6cm">
          <text:p/>
        </draw:line>
        <draw:line draw:style-name="gr2" draw:text-style-name="P1" draw:layer="layout" svg:x1="23cm" svg:y1="14.552cm" svg:x2="11cm" svg:y2="14.552cm">
          <text:p/>
        </draw:line>
        <draw:line draw:style-name="gr2" draw:text-style-name="P1" draw:layer="layout" svg:x1="10.95cm" svg:y1="2.65cm" svg:x2="10.95cm" svg:y2="14.65cm">
          <text:p/>
        </draw:line>
        <draw:frame draw:style-name="gr3" draw:text-style-name="P2" draw:layer="layout" svg:width="2.348cm" svg:height="1.136cm" svg:x="15.7cm" svg:y="1.464cm">
          <draw:text-box>
            <text:p><text:span text:style-name="T1">World</text:span></text:p>
          </draw:text-box>
        </draw:frame>
        <draw:line draw:style-name="gr4" draw:text-style-name="P3" draw:layer="layout" svg:x1="9.05cm" svg:y1="11.1cm" svg:x2="11.8cm" svg:y2="11.1cm">
          <text:p/>
        </draw:line>
        <draw:frame draw:style-name="gr5" draw:text-style-name="P4" draw:layer="layout" svg:width="0.879cm" svg:height="1.136cm" svg:x="11.65cm" svg:y="10cm">
          <draw:text-box>
            <text:p><text:span text:style-name="T2">x</text:span></text:p>
          </draw:text-box>
        </draw:frame>
        <draw:line draw:style-name="gr4" draw:text-style-name="P3" draw:layer="layout" svg:x1="9.1cm" svg:y1="11.25cm" svg:x2="11.3cm" svg:y2="9.25cm">
          <text:p/>
        </draw:line>
        <draw:frame draw:style-name="gr6" draw:text-style-name="P4" draw:layer="layout" svg:width="0.845cm" svg:height="1.136cm" svg:x="11.121cm" svg:y="7.914cm">
          <draw:text-box>
            <text:p><text:span text:style-name="T2">z</text:span></text:p>
          </draw:text-box>
        </draw:frame>
        <draw:line draw:style-name="gr4" draw:text-style-name="P3" draw:layer="layout" svg:x1="9.25cm" svg:y1="10.87cm" svg:x2="9.2cm" svg:y2="13.87cm">
          <text:p/>
        </draw:line>
        <draw:frame draw:style-name="gr7" draw:text-style-name="P4" draw:layer="layout" svg:width="0.832cm" svg:height="1.136cm" svg:x="9.55cm" svg:y="12.65cm">
          <draw:text-box>
            <text:p><text:span text:style-name="T2">y</text:span></text:p>
          </draw:text-box>
        </draw:frame>
        <draw:line draw:style-name="gr8" draw:text-style-name="P1" draw:layer="layout" svg:x1="14.75cm" svg:y1="9.35cm" svg:x2="14.75cm" svg:y2="15.35cm">
          <text:p/>
        </draw:line>
        <draw:line draw:style-name="gr8" draw:text-style-name="P1" draw:layer="layout" svg:x1="14.7cm" svg:y1="15.3cm" svg:x2="17.7cm" svg:y2="15.3cm">
          <text:p/>
        </draw:line>
        <draw:line draw:style-name="gr8" draw:text-style-name="P1" draw:layer="layout" svg:x1="14.7cm" svg:y1="9.4cm" svg:x2="17.7cm" svg:y2="9.4cm">
          <text:p/>
        </draw:line>
        <draw:line draw:style-name="gr8" draw:text-style-name="P1" draw:layer="layout" svg:x1="17.65cm" svg:y1="9.35cm" svg:x2="17.65cm" svg:y2="15.35cm">
          <text:p/>
        </draw:line>
        <draw:line draw:style-name="gr8" draw:text-style-name="P1" draw:layer="layout" svg:x1="17.25cm" svg:y1="7.85cm" svg:x2="17.25cm" svg:y2="13.85cm">
          <text:p/>
        </draw:line>
        <draw:line draw:style-name="gr8" draw:text-style-name="P1" draw:layer="layout" svg:x1="17.2cm" svg:y1="13.8cm" svg:x2="20.2cm" svg:y2="13.8cm">
          <text:p/>
        </draw:line>
        <draw:line draw:style-name="gr8" draw:text-style-name="P1" draw:layer="layout" svg:x1="17.2cm" svg:y1="7.9cm" svg:x2="20.2cm" svg:y2="7.9cm">
          <text:p/>
        </draw:line>
        <draw:line draw:style-name="gr8" draw:text-style-name="P1" draw:layer="layout" svg:x1="20.15cm" svg:y1="7.85cm" svg:x2="20.15cm" svg:y2="13.85cm">
          <text:p/>
        </draw:line>
        <draw:line draw:style-name="gr8" draw:text-style-name="P1" draw:layer="layout" svg:x1="14.75cm" svg:y1="9.4cm" svg:x2="17.25cm" svg:y2="7.9cm">
          <text:p/>
        </draw:line>
        <draw:line draw:style-name="gr8" draw:text-style-name="P1" draw:layer="layout" svg:x1="17.65cm" svg:y1="9.4cm" svg:x2="20.15cm" svg:y2="7.9cm">
          <text:p/>
        </draw:line>
        <draw:line draw:style-name="gr8" draw:text-style-name="P1" draw:layer="layout" svg:x1="17.65cm" svg:y1="15.3cm" svg:x2="20.15cm" svg:y2="13.8cm">
          <text:p/>
        </draw:line>
        <draw:line draw:style-name="gr8" draw:text-style-name="P1" draw:layer="layout" svg:x1="14.75cm" svg:y1="15.3cm" svg:x2="17.25cm" svg:y2="13.8cm">
          <text:p/>
        </draw:line>
        <draw:frame draw:style-name="gr9" draw:text-style-name="P5" draw:layer="layout" svg:width="3.089cm" svg:height="0.899cm" svg:x="14.6cm" svg:y="15.451cm">
          <draw:text-box>
            <text:p text:style-name="P3"><text:span text:style-name="T3">CBCT system</text:span></text:p>
          </draw:text-box>
        </draw:frame>
        <draw:line draw:style-name="gr10" draw:text-style-name="P6" draw:layer="layout" svg:x1="17cm" svg:y1="7.9cm" svg:x2="19cm" svg:y2="7.9cm">
          <text:p/>
        </draw:line>
        <draw:line draw:style-name="gr10" draw:text-style-name="P6" draw:layer="layout" svg:x1="17.25cm" svg:y1="7.699cm" svg:x2="17.25cm" svg:y2="9.6cm">
          <text:p/>
        </draw:line>
        <draw:frame draw:style-name="gr11" draw:text-style-name="P7" draw:layer="layout" svg:width="0.947cm" svg:height="1.136cm" svg:x="16.303cm" svg:y="9.364cm">
          <draw:text-box>
            <text:p><text:span text:style-name="T4">y’</text:span></text:p>
          </draw:text-box>
        </draw:frame>
        <draw:frame draw:style-name="gr12" draw:text-style-name="P7" draw:layer="layout" svg:width="0.993cm" svg:height="1.136cm" svg:x="15.5cm" svg:y="7.25cm">
          <draw:text-box>
            <text:p><text:span text:style-name="T4">x’</text:span></text:p>
          </draw:text-box>
        </draw:frame>
        <draw:line draw:style-name="gr13" draw:text-style-name="P6" draw:layer="layout" svg:x1="17.451cm" svg:y1="7.8cm" svg:x2="15.75cm" svg:y2="8.819cm">
          <text:p/>
        </draw:line>
        <draw:frame draw:style-name="gr14" draw:text-style-name="P7" draw:layer="layout" svg:width="0.959cm" svg:height="1.136cm" svg:x="18.791cm" svg:y="6.75cm">
          <draw:text-box>
            <text:p><text:span text:style-name="T4">z’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4T14:26:54.803000000</meta:creation-date>
    <dc:date>2021-03-01T10:55:38.312000000</dc:date>
    <meta:editing-duration>PT48M28S</meta:editing-duration>
    <meta:editing-cycles>19</meta:editing-cycles>
    <meta:generator>LibreOffice/7.1.0.3$Windows_X86_64 LibreOffice_project/f6099ecf3d29644b5008cc8f48f42f4a40986e4c</meta:generator>
    <meta:document-statistic meta:object-count="38"/>
  </office:meta>
</office:document-meta>
</file>